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10.0743in" fo:margin-left="-0.0764in" style:page-number="0" table:align="left" style:writing-mode="lr-tb"/>
    </style:style>
    <style:style style:name="Tabelle1.A" style:family="table-column">
      <style:table-column-properties style:column-width="0.4153in"/>
    </style:style>
    <style:style style:name="Tabelle1.B" style:family="table-column">
      <style:table-column-properties style:column-width="0.5514in"/>
    </style:style>
    <style:style style:name="Tabelle1.C" style:family="table-column">
      <style:table-column-properties style:column-width="2.1375in"/>
    </style:style>
    <style:style style:name="Tabelle1.D" style:family="table-column">
      <style:table-column-properties style:column-width="1.8472in"/>
    </style:style>
    <style:style style:name="Tabelle1.E" style:family="table-column">
      <style:table-column-properties style:column-width="1.7993in"/>
    </style:style>
    <style:style style:name="Tabelle1.F" style:family="table-column">
      <style:table-column-properties style:column-width="1.3417in"/>
    </style:style>
    <style:style style:name="Tabelle1.G" style:family="table-column">
      <style:table-column-properties style:column-width="1.9819in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075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075in" fo:border="0.0007in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075in" fo:border="0.0007in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075in" fo:border-left="0.0007in solid #000000" fo:border-right="none" fo:border-top="0.0007in solid #000000" fo:border-bottom="0.0007in solid #000000" style:writing-mode="lr-tb"/>
    </style:style>
    <style:style style:name="Tabelle1.G3" style:family="table-cell">
      <style:table-cell-properties style:vertical-align="middle" fo:padding="0.075in" fo:border="0.0007in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Narrow"/>
    </style:style>
    <style:style style:name="P3" style:family="paragraph" style:parent-style-name="Standard">
      <style:paragraph-properties fo:text-align="justify" style:justify-single-word="false"/>
      <style:text-properties style:font-name="Arial Narrow" fo:language="zxx" fo:country="none" style:language-asian="zxx" style:country-asian="none"/>
    </style:style>
    <style:style style:name="P4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style:language-asian="zxx" style:country-asian="none"/>
    </style:style>
    <style:style style:name="P6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7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10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11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2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13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14" style:family="paragraph" style:parent-style-name="Standard">
      <style:paragraph-properties fo:orphans="0" fo:widows="0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15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16" style:family="paragraph" style:parent-style-name="Footer">
      <style:paragraph-properties>
        <style:tab-stops/>
      </style:paragraph-properties>
    </style:style>
    <style:style style:name="P17" style:family="paragraph" style:parent-style-name="Header">
      <style:paragraph-properties fo:text-align="end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P18" style:family="paragraph" style:parent-style-name="Header">
      <style:paragraph-properties fo:text-align="end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P19" style:family="paragraph" style:parent-style-name="Header">
      <style:paragraph-properties fo:text-align="center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  <style:text-properties style:font-name="Arial Narrow"/>
    </style:style>
    <style:style style:name="P20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  <style:text-properties style:font-name="Arial Narrow"/>
    </style:style>
    <style:style style:name="P21" style:family="paragraph" style:parent-style-name="Header">
      <style:paragraph-properties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P22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P23" style:family="paragraph" style:parent-style-name="Header">
      <style:paragraph-properties fo:margin-left="0in" fo:margin-right="1.7957in" fo:text-indent="0in" style:auto-text-indent="false"/>
    </style:style>
    <style:style style:name="P24" style:family="paragraph" style:parent-style-name="Standard">
      <style:paragraph-properties fo:margin-left="-0.0102in" fo:margin-right="0in" fo:text-indent="0.0102in" style:auto-text-indent="false">
        <style:tab-stops/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font-weight-complex="bold"/>
    </style:style>
    <style:style style:name="P25" style:family="paragraph" style:parent-style-name="Standard">
      <style:paragraph-properties fo:margin-left="0.0102in" fo:margin-right="0in" fo:text-indent="0in" style:auto-text-indent="false"/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26" style:family="paragraph" style:parent-style-name="Standard">
      <style:paragraph-properties fo:margin-left="0.0102in" fo:margin-right="0in" fo:text-indent="0in" style:auto-text-indent="false">
        <style:tab-stops/>
      </style:paragraph-properties>
      <style:text-properties style:font-name="Arial Narrow" fo:font-size="9pt" fo:language="zxx" fo:country="none" style:font-size-asian="9pt" style:language-asian="zxx" style:country-asian="none" style:font-name-complex="Arial Narrow" style:font-size-complex="9pt" style:font-weight-complex="bold"/>
    </style:style>
    <style:style style:name="P27" style:family="paragraph" style:parent-style-name="Standard">
      <style:paragraph-properties fo:margin-left="0.0102in" fo:margin-right="0in" fo:text-indent="0in" style:auto-text-indent="false">
        <style:tab-stops>
          <style:tab-stop style:position="1.6736in"/>
          <style:tab-stop style:position="2.3752in"/>
        </style:tab-stops>
      </style:paragraph-properties>
      <style:text-properties style:font-name="Arial Narrow" fo:font-size="9pt" fo:language="zxx" fo:country="none" style:font-size-asian="9pt" style:language-asian="zxx" style:country-asian="none"/>
    </style:style>
    <style:style style:name="P28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9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0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1" style:family="paragraph" style:parent-style-name="Standard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2" style:family="paragraph" style:parent-style-name="Standard">
      <style:paragraph-properties fo:margin-left="0.0102in" fo:margin-right="0in" fo:text-indent="0in" style:auto-text-indent="false"/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 style:font-weight-complex="bold"/>
    </style:style>
    <style:style style:name="P33" style:family="paragraph" style:parent-style-name="Standard">
      <style:paragraph-properties fo:margin-left="0.0102in" fo:margin-right="0in" fo:text-indent="0in" style:auto-text-indent="false">
        <style:tab-stops>
          <style:tab-stop style:position="1.6736in"/>
          <style:tab-stop style:position="2.3752in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34" style:family="paragraph" style:parent-style-name="Standard">
      <style:paragraph-properties fo:margin-left="0.0102in" fo:margin-right="0in" fo:text-indent="0in" style:auto-text-indent="false">
        <style:tab-stops>
          <style:tab-stop style:position="2.3752in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35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fo:font-style="normal" style:language-asian="zxx" style:country-asian="none" style:font-style-asian="normal" style:font-style-complex="normal"/>
    </style:style>
    <style:style style:name="P36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7" style:family="paragraph" style:parent-style-name="Heading_20_1">
      <style:paragraph-properties fo:margin-left="0.4917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38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</style:style>
    <style:style style:name="P39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</style:style>
    <style:style style:name="P40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</style:style>
    <style:style style:name="P41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8752in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2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4917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3" style:family="paragraph" style:parent-style-name="Heading_20_1">
      <style:paragraph-properties fo:margin-left="0.0102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4" style:family="paragraph" style:parent-style-name="Heading_20_2">
      <style:paragraph-properties fo:margin-left="0.0102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5" style:family="paragraph" style:parent-style-name="PTE_20_Numbering" style:list-style-name="">
      <style:paragraph-properties style:snap-to-layout-grid="false">
        <style:tab-stops>
          <style:tab-stop style:position="0.1181in"/>
          <style:tab-stop style:position="0.2425in"/>
          <style:tab-stop style:position="6.6335in" style:type="right"/>
          <style:tab-stop style:position="6.8909in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46" style:family="paragraph" style:parent-style-name="PTE_20_Numbering" style:list-style-name="">
      <style:paragraph-properties style:snap-to-layout-grid="false">
        <style:tab-stops>
          <style:tab-stop style:position="0.1181in"/>
          <style:tab-stop style:position="0.2425in"/>
          <style:tab-stop style:position="6.6335in" style:type="right"/>
          <style:tab-stop style:position="6.8909in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4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5" style:family="text">
      <style:text-properties style:font-name="Arial Narrow" fo:font-size="12pt" fo:language="zxx" fo:country="none" fo:font-weight="normal" style:font-size-asian="12pt" style:language-asian="zxx" style:country-asian="none" style:font-weight-asian="normal" style:font-name-complex="Arial Narrow" style:font-size-complex="12pt" style:font-weight-complex="normal"/>
    </style:style>
    <style:style style:name="T6" style:family="text">
      <style:text-properties style:font-name="Arial Narrow" fo:font-size="12pt" fo:language="zxx" fo:country="none" fo:font-weight="bold" style:font-size-asian="12pt" style:language-asian="zxx" style:country-asian="none" style:font-weight-asian="bold" style:font-name-complex="Arial Narrow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</office:automatic-styles>
  <office:body>
    <office:text text:use-soft-page-breaks="true"><office:forms form:automatic-focus="false" form:apply-design-mode="false"/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P35"/><text:p text:style-name="P5"><text:span text:style-name="T8">Materialliste</text:span> <text:span text:style-name="T9">Projekttag</text:span> {ptkuerzel} {ptjahr}</text:p><text:h text:style-name="P37" text:outline-level="1"/><text:h text:style-name="P38" text:outline-level="1"><text:span text:style-name="T3">Teamkoffer:</text:span><text:span text:style-name="T4"><text:tab/></text:span></text:h><text:p text:style-name="P28"/><text:h text:style-name="P41" text:outline-level="1">ausreichend Metaplankarten (verschiedene Farben)</text:h><text:h text:style-name="P41" text:outline-level="1">ausreichend Stifte</text:h><text:h text:style-name="P44" text:outline-level="2">Pinnadeln</text:h><text:h text:style-name="P44" text:outline-level="2">Kreppband (2 Rollen)</text:h><text:h text:style-name="P44" text:outline-level="2">Klebestifte, Klebezettel</text:h><text:h text:style-name="P44" text:outline-level="2">2 Schreibunterlagen</text:h><text:p text:style-name="P29"/><text:h text:style-name="P39" text:outline-level="1"><text:span text:style-name="T3">Materialien:</text:span><text:span text:style-name="T4"><text:tab/></text:span></text:h><text:p text:style-name="P30"/><text:h text:style-name="P42" text:outline-level="1">mind. 3 Pinwände</text:h><text:h text:style-name="P42" text:outline-level="1">mind. 6 Bögen Pinnwandpapier</text:h><text:h text:style-name="P42" text:outline-level="1">Einsatzinformationen für TeamerInnen</text:h><text:h text:style-name="P42" text:outline-level="1">Anfahrtsbeschreibung</text:h><text:h text:style-name="P42" text:outline-level="1">E (magnetisiertes) Europapuzzle</text:h><text:h text:style-name="P42" text:outline-level="1">E fünf laminierte A3-Karten mit Dimensionen Europas</text:h><text:p text:style-name="P25">E Film</text:p><text:p text:style-name="P25">Klebezettel</text:p><text:p text:style-name="P25">E Infoblatt für Schüler_innen, ggf. Infomaterial NDC</text:p><text:p text:style-name="P32"/><text:h text:style-name="P40" text:outline-level="1"><text:span text:style-name="T3">Teamordner:<text:tab/></text:span><text:span text:style-name="T4"><text:tab/><text:tab/></text:span></text:h><text:p text:style-name="P31"/><text:h text:style-name="P43" text:outline-level="1">Materialliste PT E</text:h><text:h text:style-name="P43" text:outline-level="1">ZIM PT E</text:h><text:h text:style-name="P43" text:outline-level="1">Teilnahmelisten </text:h><text:h text:style-name="P43" text:outline-level="1">Honorarbelege </text:h><text:h text:style-name="P43" text:outline-level="1">Quittungsbelege</text:h><text:h text:style-name="P43" text:outline-level="1">HospitantInnen Rückmeldebögen</text:h><text:h text:style-name="P43" text:outline-level="1">Reflexionsbögen</text:h><text:h text:style-name="P43" text:outline-level="1">LehrerInnen-Rückmeldebögen</text:h><text:p text:style-name="P34"/><text:p text:style-name="P33">Ordner PT {ptkuerzel} {ptjahr}:</text:p><text:p text:style-name="P33"/><text:p text:style-name="P27">ZIM</text:p><text:p text:style-name="P26">[!-- BEGIN koffer --]<text:span text:style-name="T10">{kuerzel} {lnr}</text:span><text:tab/><text:span text:style-name="T7">{kofferInhalt}</text:span></text:p><text:p text:style-name="P26">[!-- END koffer --]</text:p><text:p text:style-name="P24"/><text:p text:style-name="P36">Projekttag {ptkuerzel} {ptjahr}: {nameZim}</text:p><text:p text:style-name="P9"/><text:section text:style-name="Sect1" text:name="Bereich1"><text:p text:style-name="P8">Ziele des PT {ptkuerzel} </text:p><text:p text:style-name="P3">{zieleZim}</text:p><text:p text:style-name="P3"/><text:p text:style-name="P8">Zielgruppe </text:p><text:p text:style-name="P3">• {zielGruppe}</text:p><text:p text:style-name="P3"/><text:p text:style-name="P8">Roter Faden </text:p><text:p text:style-name="P15">{roterFaden}</text:p></text:section>[!-- BEGIN stunden --]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column table:style-name="Tabelle1.E"/><table:table-column table:style-name="Tabelle1.F"/><table:table-column table:style-name="Tabelle1.G"/><table:table-header-rows><table:table-row table:style-name="Tabelle1.1"><table:table-cell table:style-name="Tabelle1.A1" office:value-type="string"><text:p text:style-name="P10">Nr.</text:p></table:table-cell><table:table-cell table:style-name="Tabelle1.A1" office:value-type="string"><text:p text:style-name="P11">Zeit in min.</text:p></table:table-cell><table:table-cell table:style-name="Tabelle1.A1" office:value-type="string"><text:p text:style-name="P12">Ziel</text:p></table:table-cell><table:table-cell table:style-name="Tabelle1.A1" office:value-type="string"><text:p text:style-name="P12">Inhalt</text:p></table:table-cell><table:table-cell table:style-name="Tabelle1.A1" office:value-type="string"><text:p text:style-name="P13">Methode</text:p></table:table-cell><table:table-cell table:style-name="Tabelle1.A1" office:value-type="string"><text:p text:style-name="P12">Rolle TM</text:p></table:table-cell><table:table-cell table:style-name="Tabelle1.G1" office:value-type="string"><text:p text:style-name="P12">Anlagen/Hilfsmittel</text:p></table:table-cell></table:table-row></table:table-header-rows><table:table-row table:style-name="Tabelle1.1"><table:table-cell table:style-name="Tabelle1.A2" table:number-columns-spanned="7" office:value-type="string"><text:p text:style-name="P14">{lnrStunde}. Stunde – {nameStunde}</text:p></table:table-cell><table:covered-table-cell/><table:covered-table-cell/><table:covered-table-cell/><table:covered-table-cell/><table:covered-table-cell/><table:covered-table-cell/></table:table-row><table:table-row table:style-name="Tabelle1.1"><table:table-cell table:style-name="Tabelle1.A3" office:value-type="string"><text:p text:style-name="P4">[!-- BEGIN row.anlagen --]{name}</text:p></table:table-cell><table:table-cell table:style-name="Tabelle1.A3" office:value-type="string"><text:p text:style-name="P6">{zeit}</text:p></table:table-cell><table:table-cell table:style-name="Tabelle1.A3" office:value-type="string"><text:p text:style-name="P4">{ziel}</text:p></table:table-cell><table:table-cell table:style-name="Tabelle1.A3" office:value-type="string"><text:p text:style-name="P4">{kurzinhalt}</text:p></table:table-cell><table:table-cell table:style-name="Tabelle1.A3" office:value-type="string"><text:p text:style-name="P7">{methode}</text:p></table:table-cell><table:table-cell table:style-name="Tabelle1.A3" office:value-type="string"><text:p text:style-name="P4">{rolletm}</text:p></table:table-cell><table:table-cell table:style-name="Tabelle1.G3" office:value-type="string"><text:p text:style-name="P45">{name2}</text:p><text:p text:style-name="P46"><text:span text:style-name="T5">{material}</text:span><text:span text:style-name="T6">[!-- END row.anlagen --]</text:span></text:p></table:table-cell></table:table-row></table:table>[!-- END stunden --]<text:p text:style-name="P23"/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1181in"/>
          <style:tab-stop style:position="6.8909in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in" fo:margin-right="1.6929in" fo:text-align="justify" style:justify-single-word="false" fo:orphans="0" fo:widows="0" fo:text-indent="0in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0.5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 Narrow"/>
    </style:style>
    <style:style style:name="MP3" style:family="paragraph" style:parent-style-name="Footer">
      <style:paragraph-properties>
        <style:tab-stops/>
      </style:paragraph-properties>
    </style:style>
    <style:style style:name="MP4" style:family="paragraph" style:parent-style-name="Header">
      <style:paragraph-properties fo:text-align="end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MP5" style:family="paragraph" style:parent-style-name="Header">
      <style:paragraph-properties fo:text-align="center" style:justify-single-word="false"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  <style:text-properties style:font-name="Arial Narrow"/>
    </style:style>
    <style:style style:name="MP6" style:family="paragraph" style:parent-style-name="Header">
      <style:paragraph-properties>
        <style:tab-stops>
          <style:tab-stop style:position="5.1189in" style:type="center"/>
          <style:tab-stop style:position="6.3in"/>
          <style:tab-stop style:position="6.3984in" style:type="right"/>
          <style:tab-stop style:position="10.1398in" style:type="right"/>
        </style:tab-stops>
      </style:paragraph-properties>
    </style:style>
    <style:style style:name="MP7" style:family="paragraph" style:parent-style-name="Header">
      <style:paragraph-properties fo:text-align="end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  <style:text-properties style:font-name="Arial Narrow"/>
    </style:style>
    <style:style style:name="MP9" style:family="paragraph" style:parent-style-name="Header">
      <style:paragraph-properties fo:text-align="center" style:justify-single-word="false">
        <style:tab-stops>
          <style:tab-stop style:position="6.6937in" style:type="right"/>
          <style:tab-stop style:position="10.1398in" style:type="right"/>
        </style:tab-stops>
      </style:paragraph-properties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34in" fo:page-height="11.6929in" style:num-format="1" style:print-orientation="portrait" fo:margin-top="0.5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839in" fo:margin-left="0in" fo:margin-right="0in" fo:margin-bottom="0.4453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34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11.6929in" fo:page-height="8.2634in" style:num-format="1" style:print-orientation="landscape" fo:margin-top="0.9839in" fo:margin-bottom="0.9839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11.6902in" fo:page-height="8.2701in" style:num-format="1" style:print-orientation="landscape" fo:margin-top="0.7874in" fo:margin-bottom="0.7874in" fo:margin-left="0.7874in" fo:margin-right="0.9846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575in" fo:margin-left="0in" fo:margin-right="0in" fo:margin-bottom="0.1181in" style:dynamic-spacing="false"/>
      </style:header-style>
      <style:footer-style>
        <style:header-footer-properties fo:min-height="0in" fo:margin-left="0in" fo:margin-right="0in" fo:margin-top="0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0398in" svg:y="0.0547in" svg:width="0.75in" svg:height="0.4583in" draw:z-index="0"><draw:image xlink:href="Pictures/100000000000029200000192F289AC77.jpg" xlink:type="simple" xlink:show="embed" xlink:actuate="onLoad"/></draw:frame><text:span text:style-name="Page_20_Number"><text:span text:style-name="MT1"><text:page-number text:select-page="current">3</text:page-number></text:span></text:span></text:p>
        <text:p text:style-name="MP2">Netzwerk für Demokratie und Courage</text:p>
        <text:p text:style-name="MP1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16T14:30:59.99">16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4"><draw:frame draw:style-name="Mfr1" draw:name="Bild 2" text:anchor-type="char" svg:x="0.0398in" svg:y="0.05in" svg:width="0.75in" svg:height="0.4583in" draw:z-index="1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5">Netzwerk für Demokratie und Courage</text:p>
        <text:p text:style-name="MP6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7-16T14:30:59.99">16.07.2010</text:date></text:span><text:span text:style-name="MT3"> </text:span></text:p>
      </style:footer>
    </style:master-page>
    <style:master-page style:name="Konvert_20_2" style:display-name="Konvert 2" style:page-layout-name="Mpm4">
      <style:header>
        <text:p text:style-name="MP7"><draw:frame draw:style-name="Mfr1" draw:name="Bild 3" text:anchor-type="char" svg:x="0.0291in" svg:y="0.0634in" svg:width="0.75in" svg:height="0.4583in" draw:z-index="2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8">Netzwerk für Demokratie und Courage</text:p>
        <text:p text:style-name="MP9"><text:span text:style-name="Page_20_Number"><text:span text:style-name="MT1"/></text:span></text:p>
      </style:header>
      <style:footer>
        <text:p text:style-name="MP3"><text:span text:style-name="MT3">PT {ptkuerzel} {ptjahr}, Erstelldatum </text:span><text:span text:style-name="MT3"><text:date style:data-style-name="N36" text:date-value="2010-07-16T14:30:59.99">16.07.2010</text:date></text:span><text:span text:style-name="MT3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creation-date>2010-07-16T11:29:07</meta:creation-date>
    <meta:editing-cycles>8</meta:editing-cycles>
    <meta:generator>OpenOffice.org/3.2$Linux OpenOffice.org_project/320m12$Build-9483</meta:generator>
    <meta:editing-duration>PT00H08M50S</meta:editing-duration>
    <dc:date>2010-07-16T14:30:58</dc:date>
    <dc:creator>Ralph Magnus</dc:creator>
    <meta:document-statistic meta:table-count="1" meta:image-count="3" meta:object-count="0" meta:page-count="3" meta:paragraph-count="63" meta:word-count="160" meta:character-count="1310"/>
    <meta:user-defined meta:name="Info 1"/>
    <meta:user-defined meta:name="Info 2"/>
    <meta:user-defined meta:name="Info 3"/>
    <meta:user-defined meta:name="Info 4"/>
  </office:meta>
</office:document-meta>
</file>